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gr8" style:family="graphic" style:parent-style-name="standard">
      <style:graphic-properties draw:stroke="dash" draw:stroke-dash="Ultrafine_20_Dashed" svg:stroke-color="#808080" draw:marker-end="Arrow" draw:marker-end-width="0.3cm" draw:fill="solid" draw:fill-color="#e6e6e6" draw:textarea-horizontal-align="center" draw:textarea-vertical-align="middle"/>
    </style:style>
    <style:style style:name="gr9" style:family="graphic" style:parent-style-name="standard">
      <style:graphic-properties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0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13cm" fo:min-width="0cm"/>
    </style:style>
    <style:style style:name="gr13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9" style:family="paragraph">
      <style:paragraph-properties fo:text-align="start"/>
      <style:text-properties fo:font-size="10pt" style:font-size-asian="10pt" style:font-size-complex="10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P1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style="italic" style:font-size-asian="8pt" style:font-style-asian="italic" style:font-size-complex="8pt" style:font-style-complex="italic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4.731cm" svg:height="0.962cm" svg:x="15.269cm" svg:y="1cm">
          <draw:text-box>
            <text:p text:style-name="P1">Service startup</text:p>
          </draw:text-box>
        </draw:frame>
        <draw:custom-shape draw:style-name="gr2" draw:text-style-name="P3" draw:id="id1" draw:layer="layout" svg:width="1.5cm" svg:height="1cm" svg:x="6.879cm" svg:y="1.744cm">
          <text:p text:style-name="P2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9" draw:layer="layout" svg:width="2.913cm" svg:height="1.534cm" svg:x="6.172cm" svg:y="7.452cm">
          <text:p text:style-name="P2"><text:span text:style-name="T1">1. Broadcast </text:span></text:p>
          <text:p text:style-name="P2"><text:span text:style-name="T2">'who can launch'</text:span></text:p>
          <text:p text:style-name="P2"><text:span text:style-name="T1">message for </text:span></text:p>
          <text:p text:style-name="P2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4" draw:text-style-name="P4" draw:id="id10" draw:layer="layout" svg:x1="11.129cm" svg:y1="8.219cm" svg:x2="11.129cm" svg:y2="10.978cm">
          <text:p text:style-name="P1"/>
        </draw:line>
        <draw:custom-shape draw:style-name="gr5" draw:text-style-name="P3" draw:id="id19" draw:layer="layout" svg:width="4.157cm" svg:height="1.934cm" svg:x="12.738cm" svg:y="8.628cm">
          <text:p text:style-name="P2"><text:span text:style-name="T3">ServiceLoader</text:span></text:p>
          <text:p text:style-name="P2"><text:span text:style-name="T1">Test if can run this</text:span></text:p>
          <text:p text:style-name="P2"><text:span text:style-name="T1">service based on</text:span></text:p>
          <text:p text:style-name="P2"><text:span text:style-name="T1">profile comparison.</text:span></text:p>
          <text:p text:style-name="P2"><text:span text:style-name="T1">Respond accordingl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3" draw:layer="layout" svg:width="2.846cm" svg:height="1.312cm" svg:x="6.236cm" svg:y="10.326cm">
          <text:p text:style-name="P2"><text:span text:style-name="T1">2.</text:span></text:p>
          <text:p text:style-name="P2"><text:span text:style-name="T1">Add response to</text:span></text:p>
          <text:p text:style-name="P2"><text:span text:style-name="T1">que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4" draw:layer="layout" svg:width="3.09cm" svg:height="3.447cm" svg:x="6.114cm" svg:y="13.482cm">
          <text:p text:style-name="P2"><text:span text:style-name="T1">3.</text:span></text:p>
          <text:p text:style-name="P2"><text:span text:style-name="T1">If more svc nodes</text:span></text:p>
          <text:p text:style-name="P2"><text:span text:style-name="T1">required, instruct</text:span></text:p>
          <text:p text:style-name="P2"><text:span text:style-name="T1">those in queue to</text:span></text:p>
          <text:p text:style-name="P2"><text:span text:style-name="T1">start</text:span></text:p>
          <text:p text:style-name="P2"><text:span text:style-name="T1">(if first node, ask</text:span></text:p>
          <text:p text:style-name="P2"><text:span text:style-name="T1">to broadcast</text:span></text:p>
          <text:p text:style-name="P2"><text:span text:style-name="T1">complete profile)</text:span></text:p>
          <text:p text:style-name="P2"><text:span text:style-name="T1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id="id5" draw:layer="layout" svg:width="3.113cm" svg:height="1.69cm" svg:x="4.113cm" svg:y="18.552cm">
          <text:p text:style-name="P2"><text:span text:style-name="T1">5.</text:span></text:p>
          <text:p text:style-name="P2"><text:span text:style-name="T1">All service</text:span></text:p>
          <text:p text:style-name="P2"><text:span text:style-name="T1">slots fill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id="id11" draw:layer="layout" svg:x1="11.137cm" svg:y1="13.867cm" svg:x2="11.137cm" svg:y2="16.626cm">
          <text:p text:style-name="P1"/>
        </draw:line>
        <draw:custom-shape draw:style-name="gr5" draw:text-style-name="P5" draw:id="id12" draw:layer="layout" svg:width="3.024cm" svg:height="1.445cm" svg:x="12.743cm" svg:y="13.873cm">
          <text:p text:style-name="P2"><text:span text:style-name="T3">ServiceLoader</text:span></text:p>
          <text:p text:style-name="P2"><text:span text:style-name="T4">kernel.start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5" draw:layer="layout" svg:width="1.56cm" svg:height="1.445cm" svg:x="16.496cm" svg:y="13.869cm">
          <text:p text:style-name="P2"><text:span text:style-name="T1">Start</text:span></text:p>
          <text:p text:style-name="P2"><text:span text:style-name="T1">work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6" draw:layer="layout" svg:width="2.357cm" svg:height="1.445cm" svg:x="16.098cm" svg:y="17.109cm">
          <text:p text:style-name="P2"><text:span text:style-name="T1">Instantiate</text:span></text:p>
          <text:p text:style-name="P2"><text:span text:style-name="T1">service</text:span></text:p>
          <text:p text:style-name="P2"><text:span text:style-name="T1">cla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7" draw:layer="layout" svg:width="2.357cm" svg:height="1.445cm" svg:x="16.101cm" svg:y="19.22cm">
          <text:p text:style-name="P2"><text:span text:style-name="T1">Exchange </text:span></text:p>
          <text:p text:style-name="P2"><text:span text:style-name="T1">referenceables</text:span></text:p>
          <text:p text:style-name="P2"><text:span text:style-name="T1">with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3" draw:id="id18" draw:layer="layout" svg:width="2.357cm" svg:height="1.445cm" svg:x="16.098cm" svg:y="21.244cm">
          <text:p text:style-name="P2"><text:span text:style-name="T1">Register</text:span></text:p>
          <text:p text:style-name="P2"><text:span text:style-name="T1">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id="id13" draw:layer="layout" svg:width="3.013cm" svg:height="1.445cm" svg:x="12.747cm" svg:y="15.903cm">
          <text:p text:style-name="P2"><text:span text:style-name="T1">PSC kernel</text:span></text:p>
          <text:p text:style-name="P2"><text:span text:style-name="T3">registerService</text:span></text:p>
          <text:p text:style-name="P2"><text:span text:style-name="T4">Notify launc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4" draw:id="id7" draw:layer="layout" svg:width="2.691cm" svg:height="1.955cm" svg:x="1.644cm" svg:y="15.663cm">
          <text:p text:style-name="P2"><text:span text:style-name="T1">6. Waiting</text:span></text:p>
          <text:p text:style-name="P2"><text:span text:style-name="T1">more </text:span></text:p>
          <text:p text:style-name="P2"><text:span text:style-name="T1">respons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draw:id="id8" draw:layer="layout" svg:width="2.335cm" svg:height="2.957cm" svg:x="1.827cm" svg:y="8.969cm">
          <text:p text:style-name="P2"><text:span text:style-name="T1">7.</text:span></text:p>
          <text:p text:style-name="P2"><text:span text:style-name="T1">Wait for new </text:span></text:p>
          <text:p text:style-name="P2"><text:span text:style-name="T1">node to</text:span></text:p>
          <text:p text:style-name="P2"><text:span text:style-name="T1">startup on</text:span></text:p>
          <text:p text:style-name="P2"><text:span text:style-name="T1">mesh</text:span></text:p>
          <text:p text:style-name="P2"><text:span text:style-name="T1">&amp; set callLater</text:span></text:p>
          <text:p text:style-name="P2"><text:span text:style-name="T1">tim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draw:id="id6" draw:layer="layout" svg:width="1.576cm" svg:height="1.604cm" svg:x="4.883cm" svg:y="22.07cm">
          <text:p text:style-name="P2"><text:span text:style-name="T1">Done</text:span></text:p>
          <text:p text:style-name="P2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3" draw:text-style-name="P3" draw:id="id14" draw:layer="layout" svg:width="1.936cm" svg:height="1.245cm" svg:x="7.87cm" svg:y="17.84cm">
          <text:p text:style-name="P2"><text:span text:style-name="T1">4.</text:span></text:p>
          <text:p text:style-name="P2"><text:span text:style-name="T1">Log startup</text:span></text:p>
          <text:p text:style-name="P2"><text:span text:style-name="T1">of servi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4" draw:layer="layout" svg:x1="7.628cm" svg:y1="2.744cm" svg:x2="7.629cm" svg:y2="4.152cm" draw:start-shape="id1" draw:start-glue-point="8" draw:end-shape="id2" draw:end-glue-point="0">
          <text:p text:style-name="P1"/>
        </draw:connector>
        <draw:connector draw:style-name="gr7" draw:text-style-name="P4" draw:layer="layout" svg:x1="7.658cm" svg:y1="11.636cm" svg:x2="7.658cm" svg:y2="13.482cm" draw:start-shape="id3" draw:start-glue-point="6" draw:end-shape="id4" draw:end-glue-point="4">
          <text:p text:style-name="P1"/>
        </draw:connector>
        <draw:connector draw:style-name="gr7" draw:text-style-name="P4" draw:layer="layout" svg:x1="7.658cm" svg:y1="16.927cm" svg:x2="5.668cm" svg:y2="18.552cm" draw:start-shape="id4" draw:start-glue-point="6" draw:end-shape="id5" draw:end-glue-point="4">
          <text:p text:style-name="P1"/>
        </draw:connector>
        <draw:connector draw:style-name="gr7" draw:text-style-name="P4" draw:layer="layout" svg:x1="5.668cm" svg:y1="20.242cm" svg:x2="5.67cm" svg:y2="22.07cm" draw:start-shape="id5" draw:start-glue-point="6" draw:end-shape="id6" draw:end-glue-point="4">
          <text:p text:style-name="P1"/>
        </draw:connector>
        <draw:connector draw:style-name="gr7" draw:text-style-name="P4" draw:layer="layout" svg:x1="4.113cm" svg:y1="19.396cm" svg:x2="2.989cm" svg:y2="17.618cm" draw:start-shape="id5" draw:start-glue-point="5" draw:end-shape="id7" draw:end-glue-point="6">
          <text:p text:style-name="P1"/>
        </draw:connector>
        <draw:connector draw:style-name="gr7" draw:text-style-name="P4" draw:layer="layout" svg:x1="2.989cm" svg:y1="15.663cm" svg:x2="2.993cm" svg:y2="11.926cm" draw:start-shape="id7" draw:start-glue-point="4" draw:end-shape="id8" draw:end-glue-point="6">
          <text:p text:style-name="P1"/>
        </draw:connector>
        <draw:connector draw:style-name="gr8" draw:text-style-name="P4" draw:layer="layout" draw:type="curve" svg:x1="2.993cm" svg:y1="8.969cm" svg:x2="6.172cm" svg:y2="8.219cm" draw:start-shape="id8" draw:start-glue-point="4" draw:end-shape="id9" draw:end-glue-point="3">
          <text:p text:style-name="P1"/>
        </draw:connector>
        <draw:connector draw:style-name="gr9" draw:text-style-name="P4" draw:layer="layout" svg:x1="9.085cm" svg:y1="8.219cm" svg:x2="11.129cm" svg:y2="8.219cm" draw:start-shape="id9" draw:start-glue-point="1" draw:end-shape="id10" draw:end-glue-point="0">
          <text:p text:style-name="P1"/>
        </draw:connector>
        <draw:connector draw:style-name="gr9" draw:text-style-name="P4" draw:layer="layout" svg:x1="11.129cm" svg:y1="10.978cm" svg:x2="9.082cm" svg:y2="10.981cm" draw:start-shape="id10" draw:start-glue-point="2" draw:end-shape="id3" draw:end-glue-point="7">
          <text:p text:style-name="P1"/>
        </draw:connector>
        <draw:connector draw:style-name="gr9" draw:text-style-name="P4" draw:layer="layout" svg:x1="9.204cm" svg:y1="15.205cm" svg:x2="11.137cm" svg:y2="13.867cm" draw:start-shape="id4" draw:end-shape="id11" draw:end-glue-point="0">
          <text:p text:style-name="P1"/>
        </draw:connector>
        <draw:connector draw:style-name="gr9" draw:text-style-name="P4" draw:layer="layout" svg:x1="11.137cm" svg:y1="13.867cm" svg:x2="12.743cm" svg:y2="14.595cm" draw:start-shape="id11" draw:start-glue-point="0" draw:end-shape="id12" draw:end-glue-point="5">
          <text:p text:style-name="P1"/>
        </draw:connector>
        <draw:connector draw:style-name="gr9" draw:text-style-name="P4" draw:layer="layout" svg:x1="12.747cm" svg:y1="16.625cm" svg:x2="11.137cm" svg:y2="16.626cm" draw:start-shape="id13" draw:start-glue-point="5" draw:end-shape="id11" draw:end-glue-point="2">
          <text:p text:style-name="P1"/>
        </draw:connector>
        <draw:connector draw:style-name="gr9" draw:text-style-name="P4" draw:layer="layout" svg:x1="11.137cm" svg:y1="16.626cm" svg:x2="9.804cm" svg:y2="18.462cm" draw:start-shape="id11" draw:end-shape="id14" draw:end-glue-point="7">
          <text:p text:style-name="P1"/>
        </draw:connector>
        <draw:connector draw:style-name="gr10" draw:text-style-name="P4" draw:layer="layout" svg:x1="15.767cm" svg:y1="14.595cm" svg:x2="16.496cm" svg:y2="14.591cm" draw:start-shape="id12" draw:start-glue-point="7" draw:end-shape="id15" draw:end-glue-point="5">
          <text:p text:style-name="P1"/>
        </draw:connector>
        <draw:connector draw:style-name="gr10" draw:text-style-name="P4" draw:layer="layout" svg:x1="17.275cm" svg:y1="15.314cm" svg:x2="17.276cm" svg:y2="17.109cm" draw:start-shape="id15" draw:start-glue-point="6" draw:end-shape="id16">
          <text:p text:style-name="P1"/>
        </draw:connector>
        <draw:connector draw:style-name="gr10" draw:text-style-name="P4" draw:layer="layout" svg:x1="17.275cm" svg:y1="18.554cm" svg:x2="17.278cm" svg:y2="19.22cm" draw:start-shape="id16" draw:start-glue-point="6" draw:end-shape="id17" draw:end-glue-point="4">
          <text:p text:style-name="P1"/>
        </draw:connector>
        <draw:connector draw:style-name="gr10" draw:text-style-name="P4" draw:layer="layout" svg:x1="18.458cm" svg:y1="19.942cm" svg:x2="18.458cm" svg:y2="19.942cm" draw:start-shape="id17" draw:end-shape="id17">
          <text:p text:style-name="P1"/>
        </draw:connector>
        <draw:connector draw:style-name="gr10" draw:text-style-name="P4" draw:layer="layout" svg:x1="17.278cm" svg:y1="20.665cm" svg:x2="17.275cm" svg:y2="21.244cm" draw:start-shape="id17" draw:start-glue-point="6" draw:end-shape="id18" draw:end-glue-point="4">
          <text:p text:style-name="P1"/>
        </draw:connector>
        <draw:connector draw:style-name="gr10" draw:text-style-name="P4" draw:layer="layout" svg:x1="16.098cm" svg:y1="21.966cm" svg:x2="14.253cm" svg:y2="17.348cm" draw:start-shape="id18" draw:start-glue-point="5" draw:end-shape="id13" draw:end-glue-point="6">
          <text:p text:style-name="P1"/>
        </draw:connector>
        <draw:frame draw:style-name="gr1" draw:text-style-name="P3" draw:layer="layout" svg:width="2.441cm" svg:height="0.887cm" draw:transform="rotate (1.57568324870018) translate (2.564cm 15.343cm)">
          <draw:text-box>
            <text:p text:style-name="P2"><text:span text:style-name="T1">No</text:span></text:p>
            <text:p text:style-name="P1"><text:span text:style-name="T1">No more nodes</text:span></text:p>
          </draw:text-box>
        </draw:frame>
        <draw:frame draw:style-name="gr11" draw:text-style-name="P6" draw:layer="layout" svg:width="0.134cm" svg:height="1.187cm" svg:x="5.714cm" svg:y="15.195cm">
          <draw:text-box>
            <text:p text:style-name="P1"/>
          </draw:text-box>
        </draw:frame>
        <draw:frame draw:style-name="gr12" draw:text-style-name="P6" draw:layer="layout" svg:width="0.968cm" svg:height="0.569cm" svg:x="5.521cm" svg:y="20.712cm">
          <draw:text-box>
            <text:p text:style-name="P1"><text:span text:style-name="T1">Yes</text:span></text:p>
          </draw:text-box>
        </draw:frame>
        <draw:frame draw:style-name="gr1" draw:text-style-name="P6" draw:layer="layout" svg:width="0.862cm" svg:height="0.569cm" svg:x="3.181cm" svg:y="18.974cm">
          <draw:text-box>
            <text:p text:style-name="P1"><text:span text:style-name="T1">No</text:span></text:p>
          </draw:text-box>
        </draw:frame>
        <draw:connector draw:style-name="gr10" draw:text-style-name="P4" draw:layer="layout" draw:line-skew="-0.962cm" svg:x1="4.335cm" svg:y1="16.64cm" svg:x2="7.649cm" svg:y2="12.349cm" draw:start-shape="id7" draw:start-glue-point="7">
          <text:p text:style-name="P1"/>
        </draw:connector>
        <draw:frame draw:style-name="gr1" draw:text-style-name="P6" draw:layer="layout" svg:width="0.968cm" svg:height="0.569cm" svg:x="4.38cm" svg:y="16.196cm">
          <draw:text-box>
            <text:p text:style-name="P1"><text:span text:style-name="T1">Yes</text:span></text:p>
          </draw:text-box>
        </draw:frame>
        <draw:custom-shape draw:style-name="gr13" draw:text-style-name="P8" draw:layer="layout" svg:width="11.484cm" svg:height="1.041cm" svg:x="1.999cm" svg:y="24.67cm">
          <text:p text:style-name="P7"><text:span text:style-name="T5">Yellow boxes indicate processes that occur on all PSCs which </text:span></text:p>
          <text:p text:style-name="P7"><text:span text:style-name="T5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11.541cm" svg:height="0.985cm" svg:x="1.97cm" svg:y="25.936cm">
          <text:p text:style-name="P7"><text:span text:style-name="T5">Red boxes are processes <text:s/>in the worker node (that runs a servic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11.541cm" svg:height="0.986cm" svg:x="1.97cm" svg:y="27.23cm">
          <text:p text:style-name="P7"><text:span text:style-name="T5">The red line represents the message bus and green links are messages</text:span></text:p>
          <text:p text:style-name="P7"><text:span text:style-name="T5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6" draw:text-style-name="P10" draw:layer="layout" svg:width="1.302cm" svg:height="0.569cm" draw:transform="rotate (0.334754150532449) translate (2.812cm 8.199cm)">
          <draw:text-box>
            <text:p text:style-name="P1"><text:span text:style-name="T6">trigger</text:span></text:p>
          </draw:text-box>
        </draw:frame>
        <draw:connector draw:style-name="gr10" draw:text-style-name="P4" draw:layer="layout" svg:x1="7.87cm" svg:y1="18.462cm" svg:x2="7.224cm" svg:y2="19.396cm" draw:start-shape="id14" draw:start-glue-point="5" draw:end-shape="id5" draw:end-glue-point="7">
          <text:p text:style-name="P1"/>
        </draw:connector>
        <draw:connector draw:style-name="gr17" draw:text-style-name="P11" draw:layer="layout" draw:line-skew="0.699cm" svg:x1="11.129cm" svg:y1="8.219cm" svg:x2="14.816cm" svg:y2="8.628cm" draw:start-shape="id10" draw:start-glue-point="0" draw:end-shape="id19" draw:end-glue-point="4">
          <text:p text:style-name="P1"/>
        </draw:connector>
        <draw:connector draw:style-name="gr17" draw:text-style-name="P11" draw:layer="layout" draw:line-skew="-0.728cm" svg:x1="14.816cm" svg:y1="10.562cm" svg:x2="11.129cm" svg:y2="10.978cm" draw:start-shape="id19" draw:start-glue-point="6" draw:end-shape="id10" draw:end-glue-point="2">
          <text:p text:style-name="P1"/>
        </draw:connector>
        <draw:custom-shape draw:style-name="gr3" draw:text-style-name="P3" draw:id="id2" draw:layer="layout" svg:width="2.913cm" svg:height="1.534cm" svg:x="6.173cm" svg:y="4.152cm">
          <text:p text:style-name="P2"><text:span text:style-name="T1">Load complete</text:span></text:p>
          <text:p text:style-name="P2"><text:span text:style-name="T1">service profile</text:span></text:p>
          <text:p text:style-name="P2"><text:span text:style-name="T1">and add method</text:span></text:p>
          <text:p text:style-name="P2"><text:span text:style-name="T1">meta data. Broadcast.</text:span></text:p>
          <draw:enhanced-geometry svg:viewBox="0 0 21600 21600" draw:type="rectangle" draw:enhanced-path="M 0 0 L 21600 0 21600 21600 0 21600 0 0 Z N"/>
        </draw:custom-shape>
        <draw:connector draw:style-name="gr18" draw:text-style-name="P11" draw:layer="layout" svg:x1="7.629cm" svg:y1="5.686cm" svg:x2="7.628cm" svg:y2="7.452cm" draw:start-shape="id2" draw:start-glue-point="2" draw:end-shape="id9" draw:end-glue-point="0">
          <text:p text:style-name="P1"/>
        </draw:connector>
        <draw:line draw:style-name="gr4" draw:text-style-name="P4" draw:id="id20" draw:layer="layout" svg:x1="11.151cm" svg:y1="3.541cm" svg:x2="11.151cm" svg:y2="6.3cm">
          <text:p text:style-name="P1"/>
        </draw:line>
        <draw:custom-shape draw:style-name="gr5" draw:text-style-name="P3" draw:id="id21" draw:layer="layout" svg:width="4.157cm" svg:height="1.422cm" svg:x="12.84cm" svg:y="4.21cm">
          <text:p text:style-name="P2"><text:span text:style-name="T3">RoutingTable</text:span></text:p>
          <text:p text:style-name="P2"><text:span text:style-name="T1">Receive and add to </text:span></text:p>
          <text:p text:style-name="P2"><text:span text:style-name="T1">service profile tabl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11" draw:layer="layout" svg:x1="9.086cm" svg:y1="4.919cm" svg:x2="11.151cm" svg:y2="4.92cm" draw:start-shape="id2" draw:start-glue-point="1" draw:end-shape="id20" draw:end-glue-point="1">
          <text:p text:style-name="P1"/>
        </draw:connector>
        <draw:connector draw:style-name="gr17" draw:text-style-name="P11" draw:layer="layout" svg:x1="11.151cm" svg:y1="4.92cm" svg:x2="12.84cm" svg:y2="4.92cm" draw:start-shape="id20" draw:start-glue-point="1" draw:end-shape="id21" draw:end-glue-point="5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2:26:20</meta:creation-date>
    <dc:creator>Matthew Pontefract</dc:creator>
    <dc:date>2008-04-02T17:02:01</dc:date>
    <meta:printed-by>Matthew Pontefract</meta:printed-by>
    <meta:print-date>2008-04-01T15:14:28</meta:print-date>
    <meta:editing-cycles>16</meta:editing-cycles>
    <meta:editing-duration>PT12H29M29S</meta:editing-duration>
    <meta:user-defined meta:name="Info 1"/>
    <meta:user-defined meta:name="Info 2"/>
    <meta:user-defined meta:name="Info 3"/>
    <meta:user-defined meta:name="Info 4"/>
    <meta:document-statistic meta:object-count="57"/>
  </office:meta>
</office:document-meta>
</file>